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2.316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ro3" style:family="table-row">
      <style:table-row-properties style:row-height="3.289cm"/>
    </style:style>
    <style:style style:name="ro4" style:family="table-row">
      <style:table-row-properties style:row-height="3.494cm"/>
    </style:style>
    <style:style style:name="ro5" style:family="table-row">
      <style:table-row-properties style:row-height="2.465cm"/>
    </style:style>
    <style:style style:name="ro6" style:family="table-row">
      <style:table-row-properties style:row-height="2.466cm"/>
    </style:style>
    <style:style style:name="ce1" style:family="table-cell">
      <style:graphic-properties draw:fill-color="#ffff99" style:repeat="repeat" fo:padding-top="0.1cm" fo:padding-bottom="0.1cm" fo:padding-left="0.1cm" fo:padding-right="0.1cm"/>
      <style:paragraph-properties fo:border="0.03pt solid #000000"/>
      <style:text-properties fo:font-family="'Liberation Sans'" style:font-family-generic="swiss" style:font-pitch="variable" fo:font-size="22pt" style:font-size-asian="22pt" style:font-size-complex="22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4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Mono'" style:font-family-generic="modern" style:font-pitch="fixed" fo:font-size="24pt" style:font-size-asian="24pt" style:font-size-complex="24pt"/>
    </style:style>
    <style:style style:name="T20" style:family="text">
      <style:text-properties fo:font-family="'Liberation Mono'" style:font-family-generic="modern" style:font-pitch="fixed"/>
    </style:style>
    <style:style style:name="T21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5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7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</text:span><text:span text:style-name="T3">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can be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<text:span text:style-name="T11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6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<text:s/></text:span><text:span text:style-name="T13">{n &lt;= 2} <text:s text:c="4"/>maps to <text:s/>(&lt;= n 2)</text:span></text:p>
              </table:table-cell>
              <table:table-cell>
                <text:p><text:span text:style-name="T13"><text:s/></text:span><text:span text:style-name="T13">{2 + {3 * 4}} <text:s/>maps to <text:s/>(+ 2 (* 3 4))</text:span></text:p>
              </table:table-cell>
            </table:table-row>
            <table:table-row table:style-name="ro2" table:default-cell-style-name="ce1">
              <table:table-cell>
                <text:p><text:span text:style-name="T13"><text:s/></text:span><text:span text:style-name="T13">{2 * 3 * 4} <text:s/>maps to <text:s/>(* 2 3 4)</text:span></text:p>
              </table:table-cell>
              <table:table-cell>
                <text:p><text:span text:style-name="T13"><text:s/></text:span><text:span text:style-name="T13">{2 + 3 * 4} <text:s text:c="3"/>maps to <text:s/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(e 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Normally-formatted s-expressions untouched</text:p>
                <text:list>
                  <text:list-item>
                    <text:p>Pretty-printers easily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(f 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rect draw:style-name="gr3" draw:text-style-name="P3" draw:layer="layout" svg:width="11.43cm" svg:height="6.088cm" svg:x="6.858cm" svg:y="12.2cm">
          <text:p/>
        </draw:rect>
        <draw:rect draw:style-name="gr3" draw:text-style-name="P3" draw:layer="layout" svg:width="11.43cm" svg:height="5.839cm" svg:x="6.858cm" svg:y="4.826cm">
          <text:p/>
        </draw:rect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4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4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7.355cm" svg:height="1.038cm" svg:x="4.898cm" svg:y="18.796cm">
          <draw:text-box>
            <text:p><text:span text:style-name="T15">A sweet-expression reader would accept </text:span><text:span text:style-name="T16">either</text:span><text:span text:style-name="T17"> format</text:span></text:p>
          </draw:text-box>
        </draw:frame>
        <draw:g xml:id="id1" draw:id="id1">
          <draw:frame draw:style-name="gr2" draw:layer="layout" svg:width="9.388cm" svg:height="0.963cm" svg:x="15.748cm" svg:y="4.117cm">
            <draw:text-box>
              <text:p>Traditional function call notation</text:p>
            </draw:text-box>
          </draw:frame>
          <draw:line draw:style-name="gr6" draw:text-style-name="P3" draw:layer="layout" svg:x1="16.002cm" svg:y1="4.572cm" svg:x2="14.478cm" svg:y2="5.08cm">
            <text:p/>
          </draw:line>
          <draw:frame draw:style-name="gr2" draw:layer="layout" svg:width="3.986cm" svg:height="2.387cm" svg:x="1.348cm" svg:y="7.874cm">
            <draw:text-box>
              <text:p>Indentation</text:p>
              <text:p>deduces</text:p>
              <text:p>parentheses</text:p>
            </draw:text-box>
          </draw:frame>
          <draw:line draw:style-name="gr6" draw:text-style-name="P3" draw:layer="layout" svg:x1="4.826cm" svg:y1="8.382cm" svg:x2="7.62cm" svg:y2="7.62cm">
            <text:p/>
          </draw:line>
          <draw:frame draw:style-name="gr2" draw:layer="layout" svg:width="3.99cm" svg:height="0.963cm" svg:x="14.488cm" svg:y="6.403cm">
            <draw:text-box>
              <text:p>Finally! Infix!</text:p>
            </draw:text-box>
          </draw:frame>
          <draw:line draw:style-name="gr6" draw:text-style-name="P3" draw:layer="layout" svg:x1="14.488cm" svg:y1="6.858cm" svg:x2="12.446cm" svg:y2="7.112cm">
            <text:p/>
          </draw:line>
          <draw:line draw:style-name="gr6" draw:text-style-name="P3" draw:layer="layout" svg:x1="14.488cm" svg:y1="6.857cm" svg:x2="10.922cm" svg:y2="9.398cm">
            <text:p/>
          </draw:line>
          <draw:line draw:style-name="gr6" draw:text-style-name="P3" draw:layer="layout" svg:x1="14.488cm" svg:y1="6.857cm" svg:x2="15.748cm" svg:y2="9.65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ransforming Traditional<text:line-break/>S-expressions to Sweet-expressions</text:p>
          </draw:text-box>
        </draw:frame>
        <draw:frame draw:style-name="standard" draw:layer="layout" svg:width="23.575cm" svg:height="13.669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10"><text:span text:style-name="T3">Traditional S-expressions</text:span></text:p>
              </table:table-cell>
              <table:table-cell table:style-name="ce3">
                <text:p text:style-name="P11"><text:span text:style-name="T19">(message</text:span></text:p>
                <text:p text:style-name="P11"><text:span text:style-name="T19"><text:s text:c="2"/></text:span><text:span text:style-name="T19">(number-to-string</text:span></text:p>
                <text:p text:style-name="P11"><text:span text:style-name="T19"><text:s text:c="4"/></text:span><text:span text:style-name="T19">(exp (+ 1 2))))</text:span></text:p>
              </table:table-cell>
            </table:table-row>
            <table:table-row table:style-name="ro4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1"><text:span text:style-name="T20">(message</text:span></text:p>
                <text:p text:style-name="P11"><text:span text:style-name="T20"><text:s text:c="2"/></text:span><text:span text:style-name="T20">(number-to-string</text:span></text:p>
                <text:p text:style-name="P11"><text:span text:style-name="T20"><text:s text:c="4"/></text:span><text:span text:style-name="T20">(exp {1 + 2})))</text:span></text:p>
              </table:table-cell>
            </table:table-row>
            <table:table-row table:style-name="ro5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1"><text:span text:style-name="T20">message(</text:span></text:p>
                <text:p text:style-name="P11"><text:span text:style-name="T20"><text:s text:c="2"/></text:span><text:span text:style-name="T20">number-to-string(</text:span></text:p>
                <text:p text:style-name="P11"><text:span text:style-name="T20"><text:s text:c="4"/></text:span><text:span text:style-name="T20">exp{1 + 2}))</text:span></text:p>
              </table:table-cell>
            </table:table-row>
            <table:table-row table:style-name="ro6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1"><text:span text:style-name="T20">message</text:span></text:p>
                <text:p text:style-name="P11"><text:span text:style-name="T20"><text:s text:c="2"/></text:span><text:span text:style-name="T20">number-to-string</text:span></text:p>
                <text:p text:style-name="P11"><text:span text:style-name="T20"><text:s text:c="4"/></text:span><text:span text:style-name="T20">exp 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7" draw:text-style-name="P13" draw:layer="layout" svg:width="12.55cm" svg:height="2.139cm" svg:x="8.636cm" svg:y="18.181cm">
          <draw:text-box>
            <text:p><text:span text:style-name="T21">These simplify using indentation</text:span></text:p>
            <text:p><text:span text:style-name="T21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<text:s text:c="4"/></text:span><text:span text:style-name="T5">myprefix getdent(x)</text:span></text:p>
                    <text:p><text:span text:style-name="T5"><text:s text:c="4"/></text:span><text:span text:style-name="T5"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<text:s/></text:span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&amp; Credits</text:p>
          </draw:text-box>
        </draw:frame>
        <draw:frame presentation:style-name="pr11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for project help from:</text:p>
                <text:list>
                  <text:list-item>
                    <text:p>Alan Manuel K. Gloria</text:p>
                    <text:list>
                      <text:list-item>
                        <text:p>Specification suggestions &amp; implementation help</text:p>
                      </text:list-item>
                    </text:list>
                  </text:list-item>
                  <text:list-item>
                    <text:p>Egil M<text:span text:style-name="T8">ö</text:span>ller</text:p>
                    <text:list>
                      <text:list-item>
                        <text:p>Author of SRFI-49 indentation approach, an important starting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5T23:24:09.10</dc:date>
    <meta:editing-duration>P1DT1H42M37S</meta:editing-duration>
    <meta:editing-cycles>82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09"/>
    <meta:user-defined meta:name="Author">David A. Wheeler</meta:user-defined>
    <meta:user-defined meta:name="URL">http://readable.sourceforge.net</meta:user-defined>
  </office:meta>
</office:document-meta>
</file>